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696cm" fo:min-width="2.33cm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696cm" fo:min-width="4.628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696cm" fo:min-width="4.628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end="Estremità_20_linea_20_1" draw:marker-end-width="0.3cm" draw:fill="none" draw:textarea-vertical-align="middle" loext:decorative="false"/>
      <style:paragraph-properties style:writing-mode="lr-tb"/>
    </style:style>
    <style:style style:name="gr6" style:family="graphic" style:parent-style-name="objectwithoutfill">
      <style:graphic-properties draw:marker-end="Estremità_20_linea_20_2" draw:marker-end-width="0.3cm" draw:fill="none" draw:textarea-vertical-align="middle" loext:decorative="false"/>
      <style:paragraph-properties style:writing-mode="lr-tb"/>
    </style:style>
    <style:style style:name="gr7" style:family="graphic" style:parent-style-name="objectwithoutfill">
      <style:graphic-properties draw:marker-end="Estremità_20_linea_20_3" draw:marker-end-width="0.3cm" draw:fill="none" draw:textarea-vertical-align="middle" loext:decorative="false"/>
      <style:paragraph-properties style:writing-mode="lr-tb"/>
    </style:style>
    <style:style style:name="gr8" style:family="graphic" style:parent-style-name="objectwithoutfill">
      <style:graphic-properties draw:marker-end="Estremità_20_linea_20_4" draw:marker-end-width="0.3cm" draw:fill="none" draw:textarea-vertical-align="middle" loext:decorative="false"/>
      <style:paragraph-properties style:writing-mode="lr-tb"/>
    </style:style>
    <style:style style:name="gr9" style:family="graphic" style:parent-style-name="objectwithoutfill">
      <style:graphic-properties draw:marker-end="Estremità_20_linea_20_5" draw:marker-end-width="0.3cm" draw:fill="none" draw:textarea-vertical-align="middle" loext:decorative="false"/>
      <style:paragraph-properties style:writing-mode="lr-tb"/>
    </style:style>
    <style:style style:name="gr10" style:family="graphic" style:parent-style-name="objectwithoutfill">
      <style:graphic-properties draw:marker-end="Estremità_20_linea_20_6" draw:marker-end-width="0.3cm" draw:fill="none" draw:textarea-vertical-align="middle" loext:decorative="false"/>
      <style:paragraph-properties style:writing-mode="lr-tb"/>
    </style:style>
    <style:style style:name="gr11" style:family="graphic" style:parent-style-name="objectwithoutfill">
      <style:graphic-properties draw:marker-end="Estremità_20_linea_20_7" draw:marker-end-width="0.3cm" draw:fill="none" draw:textarea-vertical-align="middle" loext:decorative="false"/>
      <style:paragraph-properties style:writing-mode="lr-tb"/>
    </style:style>
    <style:style style:name="gr12" style:family="graphic" style:parent-style-name="objectwithoutfill">
      <style:graphic-properties draw:marker-end="Estremità_20_linea_20_8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Estremità_20_linea_20_9" draw:marker-end-width="0.3cm" draw:fill="none" draw:textarea-vertical-align="middle" loext:decorative="false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696cm" fo:min-width="3.214cm" style:writing-mode="lr-tb" loext:decorative="false"/>
      <style:paragraph-properties style:writing-mode="lr-tb"/>
    </style:style>
    <style:style style:name="gr15" style:family="graphic" style:parent-style-name="objectwithoutfill">
      <style:graphic-properties draw:marker-end="Estremità_20_linea_20_10" draw:marker-end-width="0.3cm" draw:fill="none" draw:textarea-vertical-align="middle" loext:decorative="fals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7cm" svg:height="0.962cm" svg:x="7cm" svg:y="1.25cm">
          <draw:text-box>
            <text:p>Menù di navigazione</text:p>
          </draw:text-box>
        </draw:frame>
        <draw:custom-shape draw:style-name="gr2" draw:text-style-name="P3" xml:id="id1" draw:id="id1" draw:layer="layout" svg:width="4cm" svg:height="2.75cm" svg:x="8cm" svg:y="4.25cm">
          <text:p text:style-name="P2">Main men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4cm" svg:height="2.75cm" svg:x="3.25cm" svg:y="8cm">
          <text:p text:style-name="P2">Setup men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4" draw:id="id4" draw:layer="layout" svg:width="7.25cm" svg:height="2.75cm" svg:x="10.75cm" svg:y="11.5cm">
          <text:p text:style-name="P4">Weather day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5" draw:id="id5" draw:layer="layout" svg:width="7.25cm" svg:height="2.75cm" svg:x="10.75cm" svg:y="17.75cm">
          <text:p text:style-name="P2">Weather day 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4cm" svg:height="2.75cm" svg:x="14.5cm" svg:y="4cm">
          <text:p text:style-name="P2">Led On/O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8cm" svg:y1="5.625cm" svg:x2="5.25cm" svg:y2="8cm" draw:start-shape="id1" draw:start-glue-point="6" draw:end-shape="id2" draw:end-glue-point="4" svg:d="M8000 5625c-1834 0-2750 791-2750 2375" svg:viewBox="0 0 2751 2376">
          <text:p text:style-name="P2"><text:span text:style-name="T1">&lt;</text:span></text:p>
        </draw:connector>
        <draw:connector draw:style-name="gr6" draw:text-style-name="P6" draw:layer="layout" draw:type="curve" svg:x1="11.415cm" svg:y1="4.652cm" svg:x2="15.085cm" svg:y2="4.402cm" draw:start-shape="id1" draw:start-glue-point="11" draw:end-shape="id3" draw:end-glue-point="5" svg:d="M11415 4652c0-1729 3670-1604 3670-250" svg:viewBox="0 0 3671 1283">
          <text:p text:style-name="P2"><text:span text:style-name="T1">Ok</text:span></text:p>
        </draw:connector>
        <draw:connector draw:style-name="gr7" draw:text-style-name="P6" draw:layer="layout" draw:type="curve" svg:x1="10cm" svg:y1="7cm" svg:x2="11.811cm" svg:y2="11.902cm" draw:start-shape="id1" draw:start-glue-point="8" draw:end-shape="id4" draw:end-glue-point="5" svg:d="M10000 7000c0 3376 1811 926 1811 4902" svg:viewBox="0 0 1812 4903">
          <text:p text:style-name="P2"><text:span text:style-name="T1">&gt;</text:span></text:p>
        </draw:connector>
        <draw:connector draw:style-name="gr8" draw:text-style-name="P6" draw:layer="layout" draw:type="curve" svg:x1="11.811cm" svg:y1="13.848cm" svg:x2="11.811cm" svg:y2="18.152cm" draw:start-shape="id4" draw:start-glue-point="7" draw:end-shape="id5" draw:end-glue-point="5" svg:d="M11811 13848v4304" svg:viewBox="0 0 1 4305">
          <text:p text:style-name="P2"><text:span text:style-name="T1">&gt;</text:span></text:p>
        </draw:connector>
        <draw:connector draw:style-name="gr9" draw:text-style-name="P6" draw:layer="layout" draw:type="curve" svg:x1="10.75cm" svg:y1="19.125cm" svg:x2="8.585cm" svg:y2="6.598cm" draw:start-shape="id5" draw:start-glue-point="6" draw:end-shape="id1" draw:end-glue-point="7" svg:d="M10750 19125c-1444 0-2165-4175-2165-12527" svg:viewBox="0 0 2166 12528">
          <text:p text:style-name="P2"><text:span text:style-name="T1">&gt;</text:span></text:p>
        </draw:connector>
        <draw:connector draw:style-name="gr10" draw:text-style-name="P6" draw:layer="layout" draw:type="curve" svg:x1="18cm" svg:y1="19.125cm" svg:x2="18cm" svg:y2="12.875cm" draw:start-shape="id5" draw:start-glue-point="10" draw:end-shape="id4" draw:end-glue-point="10" svg:d="M18000 19125c753 0 753-6250 0-6250" svg:viewBox="0 0 566 6251">
          <text:p text:style-name="P2"><text:span text:style-name="T1">&lt;</text:span></text:p>
        </draw:connector>
        <draw:connector draw:style-name="gr11" draw:text-style-name="P6" draw:layer="layout" draw:type="curve" svg:x1="16.939cm" svg:y1="11.902cm" svg:x2="11.415cm" svg:y2="6.598cm" draw:start-shape="id4" draw:start-glue-point="11" draw:end-shape="id1" draw:end-glue-point="9" svg:d="M16939 11902c0-3976-5524-1325-5524-5304" svg:viewBox="0 0 5525 5305">
          <text:p text:style-name="P2"><text:span text:style-name="T1"/></text:p>
        </draw:connector>
        <draw:connector draw:style-name="gr12" draw:text-style-name="P7" draw:layer="layout" draw:type="curve" svg:x1="14.5cm" svg:y1="5.375cm" svg:x2="12cm" svg:y2="5.625cm" draw:start-shape="id3" draw:start-glue-point="6" draw:end-shape="id1" draw:end-glue-point="10" svg:d="M14500 5375c-1873 0-624 250-2500 250" svg:viewBox="0 0 2501 251">
          <text:p/>
        </draw:connector>
        <draw:connector draw:style-name="gr13" draw:text-style-name="P7" draw:layer="layout" draw:type="curve" svg:x1="3.835cm" svg:y1="8.402cm" svg:x2="10cm" svg:y2="4.25cm" draw:start-shape="id2" draw:start-glue-point="5" draw:end-shape="id1" draw:end-glue-point="4" svg:d="M3835 8402c0-6979 6165-4903 6165-4152" svg:viewBox="0 0 6166 5032">
          <text:p/>
        </draw:connector>
        <draw:custom-shape draw:style-name="gr14" draw:text-style-name="P3" xml:id="id6" draw:id="id6" draw:layer="layout" svg:width="5.25cm" svg:height="2.75cm" svg:x="1.5cm" svg:y="14.25cm">
          <text:p text:style-name="P2">Selezione scenar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6.665cm" svg:y1="10.348cm" svg:x2="5.982cm" svg:y2="14.652cm" draw:start-shape="id2" draw:start-glue-point="9" draw:end-shape="id6" draw:end-glue-point="11" svg:d="M6665 10348c0 3229-683 1078-683 4304" svg:viewBox="0 0 684 4305">
          <text:p text:style-name="P2"><text:span text:style-name="T1">Ok</text:span></text:p>
        </draw:connector>
        <draw:connector draw:style-name="gr15" draw:text-style-name="P7" draw:layer="layout" draw:type="curve" svg:x1="4.125cm" svg:y1="14.25cm" svg:x2="5.25cm" svg:y2="10.75cm" draw:start-shape="id6" draw:start-glue-point="4" draw:end-shape="id2" draw:end-glue-point="8" svg:d="M4125 14250c0-2623 1125-874 1125-3500" svg:viewBox="0 0 1126 3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10" draw:display-name="Estremità linea 10" svg:viewBox="0 0 20 20" svg:d="M0 20l10-20 10 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draw:marker draw:name="Estremità_20_linea_20_6" draw:display-name="Estremità linea 6" svg:viewBox="0 0 20 20" svg:d="M0 20l10-20 10 20z"/>
    <draw:marker draw:name="Estremità_20_linea_20_7" draw:display-name="Estremità linea 7" svg:viewBox="0 0 20 20" svg:d="M0 20l10-20 10 20z"/>
    <draw:marker draw:name="Estremità_20_linea_20_8" draw:display-name="Estremità linea 8" svg:viewBox="0 0 20 20" svg:d="M0 20l10-20 10 20z"/>
    <draw:marker draw:name="Estremità_20_linea_20_9" draw:display-name="Estremità linea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3-03T12:11:23.607000000</meta:creation-date>
    <dc:date>2025-08-18T08:36:25.846964200</dc:date>
    <meta:editing-duration>PT4H30M12S</meta:editing-duration>
    <meta:editing-cycles>11</meta:editing-cycles>
    <meta:generator>LibreOffice/25.2.5.2$Windows_X86_64 LibreOffice_project/03d19516eb2e1dd5d4ccd751a0d6f35f35e08022</meta:generator>
    <meta:document-statistic meta:object-count="18"/>
  </office:meta>
</office:document-meta>
</file>